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50.54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58.21mm"/>
    </style:style>
    <style:style style:name="co6" style:family="table-column">
      <style:table-column-properties fo:break-before="auto" style:column-width="63.5mm"/>
    </style:style>
    <style:style style:name="co7" style:family="table-column">
      <style:table-column-properties fo:break-before="auto" style:column-width="29.9mm"/>
    </style:style>
    <style:style style:name="co8" style:family="table-column">
      <style:table-column-properties fo:break-before="auto" style:column-width="87.84mm"/>
    </style:style>
    <style:style style:name="co9" style:family="table-column">
      <style:table-column-properties fo:break-before="auto" style:column-width="157.16mm"/>
    </style:style>
    <style:style style:name="co10" style:family="table-column">
      <style:table-column-properties fo:break-before="auto" style:column-width="29.21mm"/>
    </style:style>
    <style:style style:name="co11" style:family="table-column">
      <style:table-column-properties fo:break-before="auto" style:column-width="135.98mm"/>
    </style:style>
    <style:style style:name="co12" style:family="table-column">
      <style:table-column-properties fo:break-before="auto" style:column-width="44.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6.32mm"/>
    </style:style>
    <style:style style:name="co15" style:family="table-column">
      <style:table-column-properties fo:break-before="auto" style:column-width="34.45mm"/>
    </style:style>
    <style:style style:name="co16" style:family="table-column">
      <style:table-column-properties fo:break-before="auto" style:column-width="277.07mm"/>
    </style:style>
    <style:style style:name="co17" style:family="table-column">
      <style:table-column-properties fo:break-before="auto" style:column-width="41.54mm"/>
    </style:style>
    <style:style style:name="co18" style:family="table-column">
      <style:table-column-properties fo:break-before="auto" style:column-width="27.5mm"/>
    </style:style>
    <style:style style:name="co19" style:family="table-column">
      <style:table-column-properties fo:break-before="auto" style:column-width="194.65mm"/>
    </style:style>
    <style:style style:name="co20" style:family="table-column">
      <style:table-column-properties fo:break-before="auto" style:column-width="44.1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0.0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Crud_20_vehiculo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4d7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eece1" style:rotation-align="none"/>
    </style:style>
    <style:style style:name="ce4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</style:style>
    <style:style style:name="ce8" style:family="table-cell" style:parent-style-name="Default">
      <style:table-cell-properties fo:background-color="#c2d69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ebf1de" style:rotation-align="none"/>
    </style:style>
    <style:style style:name="ce1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cc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</style:style>
    <style:style style:name="ce19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74pt solid #000000" style:rotation-align="none"/>
      <style:text-properties style:font-name="Calibri" style:font-name-asian="Noto Sans CJK SC Regular" style:font-name-complex="Calibri"/>
    </style:style>
    <style:style style:name="ce27" style:family="table-cell" style:parent-style-name="Default">
      <style:text-properties style:text-underline-style="solid" style:text-underline-width="auto" style:text-underline-color="font-color"/>
    </style:style>
    <style:style style:name="ce28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tbpersonas</text:p>
          </table:table-cell>
          <table:table-cell/>
          <table:table-cell table:style-name="ce1" office:value-type="string" calcext:value-type="string">
            <text:p>tbclientes</text:p>
          </table:table-cell>
          <table:table-cell/>
          <table:table-cell table:style-name="ce8" office:value-type="string" calcext:value-type="string">
            <text:p>tbempleados</text:p>
          </table:table-cell>
          <table:table-cell/>
          <table:table-cell table:style-name="ce1" office:value-type="string" calcext:value-type="string">
            <text:p>tbtipoempleados</text:p>
          </table:table-cell>
          <table:table-cell/>
          <table:table-cell table:style-name="ce1" office:value-type="string" calcext:value-type="string">
            <text:p>tbproveedor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ersonaid</text:p>
          </table:table-cell>
          <table:table-cell/>
          <table:table-cell table:style-name="ce5" office:value-type="string" calcext:value-type="string">
            <text:p>clienteid</text:p>
          </table:table-cell>
          <table:table-cell/>
          <table:table-cell table:style-name="ce5" office:value-type="string" calcext:value-type="string">
            <text:p>empleadoid</text:p>
          </table:table-cell>
          <table:table-cell/>
          <table:table-cell table:style-name="ce2" office:value-type="string" calcext:value-type="string">
            <text:p>tipoempleado</text:p>
          </table:table-cell>
          <table:table-cell/>
          <table:table-cell table:style-name="ce5" office:value-type="string" calcext:value-type="string">
            <text:p>proveedor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telefono</text:p>
          </table:table-cell>
          <table:table-cell/>
          <table:table-cell table:style-name="ce6" office:value-type="string" calcext:value-type="string">
            <text:p>personaid</text:p>
          </table:table-cell>
          <table:table-cell/>
          <table:table-cell table:style-name="ce3" office:value-type="string" calcext:value-type="string">
            <text:p>personaid</text:p>
          </table:table-cell>
          <table:table-cell/>
          <table:table-cell table:style-name="ce3" office:value-type="string" calcext:value-type="string">
            <text:p>tipoempleadosalariobase</text:p>
          </table:table-cell>
          <table:table-cell/>
          <table:table-cell table:style-name="ce3" office:value-type="string" calcext:value-type="string">
            <text:p>proveedornombre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nombre</text:p>
          </table:table-cell>
          <table:table-cell/>
          <table:table-cell table:style-name="ce3" office:value-type="string" calcext:value-type="string">
            <text:p>clientedireccionexacta</text:p>
          </table:table-cell>
          <table:table-cell/>
          <table:table-cell table:style-name="ce6" office:value-type="string" calcext:value-type="string">
            <text:p>tipoempleado</text:p>
          </table:table-cell>
          <table:table-cell/>
          <table:table-cell table:style-name="ce3" office:value-type="string" calcext:value-type="string">
            <text:p>tipoempleadodescripcion</text:p>
          </table:table-cell>
          <table:table-cell/>
          <table:table-cell table:style-name="ce4" office:value-type="string" calcext:value-type="string">
            <text:p>persona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apellido1</text:p>
          </table:table-cell>
          <table:table-cell/>
          <table:table-cell table:style-name="ce7"/>
          <table:table-cell/>
          <table:table-cell table:style-name="ce3" office:value-type="string" calcext:value-type="string">
            <text:p>empleadocedula</text:p>
          </table:table-cell>
          <table:table-cell/>
          <table:table-cell table:style-name="ce3" office:value-type="string" calcext:value-type="string">
            <text:p>tipoempleadohoraextra</text:p>
          </table:table-cell>
          <table:table-cell/>
          <table:table-cell table:style-name="ce4" office:value-type="string" calcext:value-type="string">
            <text:p>materiaprimaid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apellido2</text:p>
          </table:table-cell>
          <table:table-cell table:number-columns-repeated="3"/>
          <table:table-cell table:style-name="ce3" office:value-type="string" calcext:value-type="string">
            <text:p>empleadocontrasenia</text:p>
          </table:table-cell>
          <table:table-cell table:number-columns-repeated="3"/>
          <table:table-cell table:style-name="ce3" office:value-type="string" calcext:value-type="string">
            <text:p>proveedorcantidadproducto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ersonacorreo</text:p>
          </table:table-cell>
          <table:table-cell/>
          <table:table-cell table:style-name="ce1" office:value-type="string" calcext:value-type="string">
            <text:p>tbcontrolproductos</text:p>
          </table:table-cell>
          <table:table-cell/>
          <table:table-cell table:style-name="ce3" office:value-type="string" calcext:value-type="string">
            <text:p>empleadoedad</text:p>
          </table:table-cell>
          <table:table-cell/>
          <table:table-cell table:style-name="ce1" office:value-type="string" calcext:value-type="string">
            <text:p>tbempleadolicencias</text:p>
          </table:table-cell>
          <table:table-cell/>
          <table:table-cell table:style-name="ce3" office:value-type="string" calcext:value-type="string">
            <text:p>proveedortotalproducto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zonaid</text:p>
          </table:table-cell>
          <table:table-cell/>
          <table:table-cell table:style-name="ce5" office:value-type="string" calcext:value-type="string">
            <text:p>productoid</text:p>
          </table:table-cell>
          <table:table-cell/>
          <table:table-cell table:style-name="ce3" office:value-type="string" calcext:value-type="string">
            <text:p>empleadosexo</text:p>
          </table:table-cell>
          <table:table-cell/>
          <table:table-cell table:style-name="ce2" office:value-type="string" calcext:value-type="string">
            <text:p>empleadolicenciaid</text:p>
          </table:table-cell>
          <table:table-cell table:style-name="ce9"/>
          <table:table-cell table:style-name="ce7"/>
          <table:table-cell table:style-name="ce11"/>
          <table:table-cell table:number-columns-repeated="1014"/>
        </table:table-row>
        <table:table-row table:style-name="ro3">
          <table:table-cell table:style-name="ce4"/>
          <table:table-cell/>
          <table:table-cell table:style-name="ce5" office:value-type="string" calcext:value-type="string">
            <text:p>materiaprimaid</text:p>
          </table:table-cell>
          <table:table-cell/>
          <table:table-cell table:style-name="ce3" office:value-type="string" calcext:value-type="string">
            <text:p>empleadoestadocivil</text:p>
          </table:table-cell>
          <table:table-cell/>
          <table:table-cell table:style-name="ce10" office:value-type="string" calcext:value-type="string">
            <text:p>empleadolicenciavigencia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" office:value-type="string" calcext:value-type="string">
            <text:p>empleadocuentabancaria</text:p>
          </table:table-cell>
          <table:table-cell/>
          <table:table-cell table:style-name="ce6" office:value-type="string" calcext:value-type="string">
            <text:p>vehiculoid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bzonas</text:p>
          </table:table-cell>
          <table:table-cell table:number-columns-repeated="3"/>
          <table:table-cell table:style-name="ce3" office:value-type="string" calcext:value-type="string">
            <text:p>empleadolicenciaid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zonaid</text:p>
          </table:table-cell>
          <table:table-cell/>
          <table:table-cell table:style-name="ce1" office:value-type="string" calcext:value-type="string">
            <text:p>tbproducto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zonanombre</text:p>
          </table:table-cell>
          <table:table-cell/>
          <table:table-cell table:style-name="ce5" office:value-type="string" calcext:value-type="string">
            <text:p>productoid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zonaprecio</text:p>
          </table:table-cell>
          <table:table-cell/>
          <table:table-cell table:style-name="ce3" office:value-type="string" calcext:value-type="string">
            <text:p>productonombre</text:p>
          </table:table-cell>
          <table:table-cell/>
          <table:table-cell table:style-name="ce1" office:value-type="string" calcext:value-type="string">
            <text:p>tbtipomateriasprimas</text:p>
          </table:table-cell>
          <table:table-cell/>
          <table:table-cell table:style-name="ce1" office:value-type="string" calcext:value-type="string">
            <text:p>tbvehiculo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>
            <text:p>productoprecio</text:p>
          </table:table-cell>
          <table:table-cell/>
          <table:table-cell table:style-name="ce5" office:value-type="string" calcext:value-type="string">
            <text:p>tipomateriaprimaid</text:p>
          </table:table-cell>
          <table:table-cell/>
          <table:table-cell table:style-name="ce2" office:value-type="string" calcext:value-type="string">
            <text:p>vehiculoid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" office:value-type="string" calcext:value-type="string">
            <text:p>tipomateriaprimacategoria</text:p>
          </table:table-cell>
          <table:table-cell/>
          <table:table-cell table:style-name="ce3" office:value-type="string" calcext:value-type="string">
            <text:p>vehiculoplac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bventa</text:p>
          </table:table-cell>
          <table:table-cell table:number-columns-repeated="5"/>
          <table:table-cell table:style-name="ce3" office:value-type="string" calcext:value-type="string">
            <text:p>vehiculomarca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ventaid</text:p>
          </table:table-cell>
          <table:table-cell/>
          <table:table-cell table:style-name="ce1" office:value-type="string" calcext:value-type="string">
            <text:p>tbmateriasprimas</text:p>
          </table:table-cell>
          <table:table-cell table:number-columns-repeated="3"/>
          <table:table-cell table:style-name="ce3" office:value-type="string" calcext:value-type="string">
            <text:p>vehiculomodelo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empleadoid</text:p>
          </table:table-cell>
          <table:table-cell/>
          <table:table-cell table:style-name="ce5" office:value-type="string" calcext:value-type="string">
            <text:p>materiaprimaid</text:p>
          </table:table-cell>
          <table:table-cell/>
          <table:table-cell table:style-name="ce1" office:value-type="string" calcext:value-type="string">
            <text:p>tbfactura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ventacantidadproducto</text:p>
          </table:table-cell>
          <table:table-cell/>
          <table:table-cell table:style-name="ce3" office:value-type="string" calcext:value-type="string">
            <text:p>materiaprimanombre</text:p>
          </table:table-cell>
          <table:table-cell/>
          <table:table-cell table:style-name="ce5" office:value-type="string" calcext:value-type="string">
            <text:p>facturai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roductoid</text:p>
          </table:table-cell>
          <table:table-cell/>
          <table:table-cell table:style-name="ce3" office:value-type="string" calcext:value-type="string">
            <text:p>materiaprimaprecio</text:p>
          </table:table-cell>
          <table:table-cell/>
          <table:table-cell table:style-name="ce4" office:value-type="string" calcext:value-type="string">
            <text:p>personai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onaid</text:p>
          </table:table-cell>
          <table:table-cell/>
          <table:table-cell table:style-name="ce4" office:value-type="string" calcext:value-type="string">
            <text:p>tipomateriaprimaid</text:p>
          </table:table-cell>
          <table:table-cell/>
          <table:table-cell table:style-name="ce3" office:value-type="string" calcext:value-type="string">
            <text:p>facturafecha</text:p>
          </table:table-cell>
          <table:table-cell table:style-name="ce9"/>
          <table:table-cell table:style-name="ce7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ventatotal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ventapagacon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ventavuelto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facturaid</text:p>
          </table:table-cell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vehiculo" table:style-name="ta2">
        <office:forms form:automatic-focus="false" form:apply-design-mode="false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019" table:default-cell-style-name="Default"/>
        <table:table-row table:style-name="ro2">
          <table:table-cell/>
          <table:table-cell table:style-name="ce12" office:value-type="string" calcext:value-type="string" table:number-columns-spanned="2" table:number-rows-spanned="2">
            <text:p>GRUD VEHICULO</text:p>
          </table:table-cell>
          <table:covered-table-cell table:style-name="ce12"/>
          <table:table-cell table:number-columns-repeated="1021"/>
        </table:table-row>
        <table:table-row table:style-name="ro2">
          <table:table-cell/>
          <table:covered-table-cell table:number-columns-repeated="2" table:style-name="ce1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Metodo</text:p>
          </table:table-cell>
          <table:table-cell table:style-name="ce16" office:value-type="string" calcext:value-type="string">
            <text:p>Delet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Buscar por:</text:p>
          </table:table-cell>
          <table:table-cell table:style-name="ce18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Acción</text:p>
          </table:table-cell>
          <table:table-cell table:style-name="ce18" office:value-type="string" calcext:value-type="string">
            <text:p>Modifica la tbvehiculos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18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Resultado</text:p>
          </table:table-cell>
          <table:table-cell table:style-name="ce18" office:value-type="string" calcext:value-type="string">
            <text:p>Elimina <text:s/>vehiculoid vehiculoplaca vehiculomarca vehiculomodel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Método</text:p>
          </table:table-cell>
          <table:table-cell table:style-name="ce19" office:value-type="string" calcext:value-type="string">
            <text:p>Updat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Buscar por: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Acción</text:p>
          </table:table-cell>
          <table:table-cell table:style-name="ce18" office:value-type="string" calcext:value-type="string">
            <text:p>Modifica la tbvehiculos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Resultado</text:p>
          </table:table-cell>
          <table:table-cell table:style-name="ce18" office:value-type="string" calcext:value-type="string">
            <text:p>Actualiza <text:s/>vehiculoplaca vehiculomarca vehiculomodelo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  <table:table-cell table:number-columns-repeated="1017"/>
        </table:table-row>
        <table:table-row table:style-name="ro2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Metodo</text:p>
          </table:table-cell>
          <table:table-cell table:style-name="ce20" office:value-type="string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Buscar por:</text:p>
          </table:table-cell>
          <table:table-cell table:style-name="ce18" office:value-type="string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id, vehiculoplaca, <text:s/>vehiculomarca, vehiculomodelo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Acción</text:p>
          </table:table-cell>
          <table:table-cell table:style-name="ce18" office:value-type="string" calcext:value-type="string">
            <text:p>Modifica la tbvehiculos</text:p>
          </table:table-cell>
          <table:table-cell/>
          <table:table-cell table:style-name="ce17" office:value-type="string" calcext:value-type="string">
            <text:p>nuevo vehículo</text:p>
          </table:table-cell>
          <table:table-cell table:style-name="ce21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Resultado</text:p>
          </table:table-cell>
          <table:table-cell table:style-name="ce18" office:value-type="string" calcext:value-type="string">
            <text:p>Crea un nuevo vehículo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5" office:value-type="string" calcext:value-type="string">
            <text:p>Metodo</text:p>
          </table:table-cell>
          <table:table-cell table:style-name="ce20" office:value-type="string" calcext:value-type="string">
            <text:p>Buscar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<text:s/>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Buscar por: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2"/>
          <table:table-cell table:style-name="ce22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Acción</text:p>
          </table:table-cell>
          <table:table-cell table:style-name="ce18" office:value-type="string" calcext:value-type="string">
            <text:p>Obtener datos de la tbvehiculos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Resultado</text:p>
          </table:table-cell>
          <table:table-cell table:style-name="ce18" office:value-type="string" calcext:value-type="string">
            <text:p>vehiculoid, vehiculoplaca, <text:s/>vehiculomarca, vehiculomodelo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producto" table:style-name="ta3">
        <office:forms form:automatic-focus="false" form:apply-design-mode="false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8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PRODUCTO</text:p>
          </table:table-cell>
          <table:covered-table-cell table:style-name="ce12"/>
          <table:table-cell table:number-columns-repeated="1021"/>
        </table:table-row>
        <table:table-row table:style-name="ro3">
          <table:table-cell/>
          <table:covered-table-cell table:number-columns-repeated="2" table:style-name="ce1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Método</text:p>
          </table:table-cell>
          <table:table-cell table:style-name="ce16" table:formula="of:=[.G17]" office:value-type="string" office:string-value="Delete" calcext:value-type="string">
            <text:p>Delet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Variables</text:p>
          </table:table-cell>
          <table:table-cell table:style-name="ce25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Buscar por:</text:p>
          </table:table-cell>
          <table:table-cell table:style-name="ce26" table:formula="of:=[TABLAS.C13]" office:value-type="string" office:string-value="productoid" calcext:value-type="string">
            <text:p>productoi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Acción</text:p>
          </table:table-cell>
          <table:table-cell table:style-name="ce18" table:formula="of:=[.E18]&amp;&quot; &quot; &amp;[TABLAS.C12]" office:value-type="string" office:string-value="Modifica la tbproductos" calcext:value-type="string">
            <text:p>Modifica la tbproductos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18" table:formula="of:=[TABLAS.C13]" office:value-type="string" office:string-value="productoid" calcext:value-type="string">
            <text:p>productoi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Resultado</text:p>
          </table:table-cell>
          <table:table-cell table:style-name="ce26" table:formula="of:=[.E19]&amp;&quot; &quot;&amp;[TABLAS.C13]&amp;&quot; &quot;&amp;[TABLAS.C14]&amp;&quot; &quot;&amp;[TABLAS.C15]" office:value-type="string" office:string-value="Elimina productoid productonombre productoprecio" calcext:value-type="string">
            <text:p>Elimina productoid productonombre productoprecio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Método</text:p>
          </table:table-cell>
          <table:table-cell table:style-name="ce19" table:formula="of:=[.G18]" office:value-type="string" office:string-value="Update" calcext:value-type="string">
            <text:p>Updat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Variables</text:p>
          </table:table-cell>
          <table:table-cell table:style-name="ce25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Buscar por:</text:p>
          </table:table-cell>
          <table:table-cell table:style-name="ce17" table:formula="of:=[.E24]" office:value-type="string" office:string-value="NULL" calcext:value-type="string">
            <text:p>NULL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25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Acción</text:p>
          </table:table-cell>
          <table:table-cell table:style-name="ce18" table:formula="of:=[.E18]&amp;&quot; &quot;&amp;[TABLAS.C12]" office:value-type="string" office:string-value="Modifica la tbproductos" calcext:value-type="string">
            <text:p>Modifica la tbproductos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Resultado</text:p>
          </table:table-cell>
          <table:table-cell table:style-name="ce26" table:formula="of:=[.E20]&amp;&quot; &quot;&amp;[TABLAS.C13]&amp;&quot; &quot;&amp;[TABLAS.C14]&amp;&quot; &quot;&amp;[TABLAS.C15]" office:value-type="string" office:string-value="Actualiza productoid productonombre productoprecio" calcext:value-type="string">
            <text:p>Actualiza productoid productonombre productoprecio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  <table:table-cell table:number-columns-repeated="1017"/>
        </table:table-row>
        <table:table-row table:style-name="ro3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19]" office:value-type="string" office:string-value="Create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17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8" table:formula="of:=[.E24]" office:value-type="string" office:string-value="NULL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  <table:table-cell table:number-columns-repeated="1017"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18]&amp;&quot; &quot;&amp;[TABLAS.C12]" office:value-type="string" office:string-value="Modifica la tbproductos" calcext:value-type="string">
            <text:p>Modifica la tbproductos</text:p>
          </table:table-cell>
          <table:table-cell/>
          <table:table-cell table:style-name="ce17" office:value-type="string" calcext:value-type="string">
            <text:p>nuevo Producto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18" table:formula="of:=[.E21]&amp;&quot; &quot;&amp;[.E22]" office:value-type="string" office:string-value="Crea un nuevo Producto" calcext:value-type="string">
            <text:p>Crea un nuevo Producto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28"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20]" office:value-type="string" office:string-value="Buscar" calcext:value-type="string">
            <text:p>Buscar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25" table:formula="of:=[TABLAS.C13]" office:value-type="string" office:string-value="productoid" calcext:value-type="string">
            <text:p>productoid</text:p>
          </table:table-cell>
          <table:table-cell table:number-columns-repeated="2"/>
          <table:table-cell table:style-name="ce22"/>
          <table:table-cell table:number-columns-repeated="1018"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table:formula="of:=[TABLAS.C13]" office:value-type="string" office:string-value="productoid" calcext:value-type="string">
            <text:p>productoid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23]&amp;&quot; &quot;&amp;[TABLAS.C12]" office:value-type="string" office:string-value="Obtener datos de la tbproductos" calcext:value-type="string">
            <text:p>Obtener datos de la tbproductos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26" table:formula="of:=[TABLAS.C13]&amp;&quot; &quot;&amp;[TABLAS.C14]&amp;&quot; &quot;&amp;[TABLAS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27"/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ud cliente" table:style-name="ta4">
        <office:forms form:automatic-focus="false" form:apply-design-mode="false"/>
        <table:table-column table:style-name="co14" table:default-cell-style-name="Default"/>
        <table:table-column table:style-name="co15" table:default-cell-style-name="ce13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3" table:number-columns-repeated="2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CLIENTE</text:p>
          </table:table-cell>
          <table:covered-table-cell table:style-name="ce12"/>
          <table:table-cell table:number-columns-repeated="4"/>
        </table:table-row>
        <table:table-row table:style-name="ro3">
          <table:table-cell/>
          <table:covered-table-cell table:number-columns-repeated="2" table:style-name="ce12"/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16" table:formula="of:=[.G17]" office:value-type="string" office:string-value="Delete" calcext:value-type="string">
            <text:p>Dele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25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26" table:formula="of:=[TABLAS.A3]" office:value-type="string" office:string-value="personatelefono" calcext:value-type="string">
            <text:p>personatelefono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18" table:formula="of:=[.E18]&amp;&quot; &quot; &amp;[TABLAS.A1]&amp;&quot;  &quot;&amp;[TABLAS.C1]" office:value-type="string" office:string-value="Modifica la tbpersonas  tbclientes" calcext:value-type="string">
            <text:p>Modifica la tbpersonas <text:s/>tbclientes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6" table:formula="of:=[TABLAS.A3]" office:value-type="string" office:string-value="personatelefono" calcext:value-type="string">
            <text:p>personatelefono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19]&amp;&quot; &quot;&amp;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Elimina  personanombre personaapellido1 personaapellido2 personatelefono personacorreo zonaid clientedireccionexacta" calcext:value-type="string">
            <text:p>Elimina 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19" table:formula="of:=[.G18]" office:value-type="string" office:string-value="Update" calcext:value-type="string">
            <text:p>Upda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25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7" table:formula="of:=[.E24]" office:value-type="string" office:string-value="NULL" calcext:value-type="string">
            <text:p>NULL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5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18" table:formula="of:=[.E18]&amp;&quot; &quot;&amp;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Modifica la  personanombre personaapellido1 personaapellido2 personatelefono personacorreo zonaid clientedireccionexacta" calcext:value-type="string">
            <text:p>Modifica la 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20]&amp;&quot; &quot;&amp;[TABLAS.A1]&amp;&quot;  &quot;&amp;[TABLAS.C1]" office:value-type="string" office:string-value="Actualiza tbpersonas  tbclientes" calcext:value-type="string">
            <text:p>Actualiza tbpersonas <text:s/>tbclientes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</table:table-row>
        <table:table-row table:style-name="ro3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19]" office:value-type="string" office:string-value="Create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17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8" table:formula="of:=[.E24]" office:value-type="string" office:string-value="NULL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18]&amp;&quot;    &quot;&amp;[TABLAS.A9]&amp;&quot;  &quot;&amp;[TABLAS.A4]&amp;&quot; &quot;&amp;[TABLAS.A5]&amp;&quot; &quot;&amp;[TABLAS.A6]&amp;&quot; &quot;&amp;[TABLAS.A3]&amp;&quot; &quot;&amp;[TABLAS.A7]&amp;&quot; &quot;&amp;[TABLAS.A8]&amp;&quot; &quot;&amp;[TABLAS.C4]" office:value-type="string" office:string-value="Modifica la      personanombre personaapellido1 personaapellido2 personatelefono personacorreo zonaid clientedireccionexacta" calcext:value-type="string">
            <text:p>Modifica la <text:s text:c="5"/>personanombre personaapellido1 personaapellido2 personatelefono personacorreo zonaid clientedireccionexacta</text:p>
          </table:table-cell>
          <table:table-cell/>
          <table:table-cell table:style-name="ce17" office:value-type="string" calcext:value-type="string">
            <text:p>nuevo Cliente</text:p>
          </table:table-cell>
          <table:table-cell table:style-name="ce21"/>
          <table:table-cell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18" table:formula="of:=[.E21]&amp;&quot; &quot;&amp;[.E22]&amp;&quot; &quot;&amp;[.E25]" office:value-type="string" office:string-value="Crea un nuevo Cliente y nuevo persona" calcext:value-type="string">
            <text:p>Crea un nuevo Cliente y nuevo persona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2"/>
          <table:table-cell table:style-name="ce28" office:value-type="string" calcext:value-type="string">
            <text:p>NULL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20]" office:value-type="string" office:string-value="Buscar" calcext:value-type="string">
            <text:p>Buscar</text:p>
          </table:table-cell>
          <table:table-cell/>
          <table:table-cell table:style-name="ce28" office:value-type="string" calcext:value-type="string">
            <text:p>y nuevo persona</text:p>
          </table:table-cell>
          <table:table-cell/>
          <table:table-cell table:style-name="ce27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25" table:formula="of:=[TABLAS.A3]" office:value-type="string" office:string-value="personatelefono" calcext:value-type="string">
            <text:p>personatelefono</text:p>
          </table:table-cell>
          <table:table-cell table:number-columns-repeated="2"/>
          <table:table-cell table:style-name="ce22"/>
          <table:table-cell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TABLAS.A3]" office:value-type="string" office:string-value="personatelefono" calcext:value-type="string">
            <text:p>personatelefono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23]&amp;&quot; &quot;&amp;[TABLAS.A1]&amp;&quot;   &quot;&amp;[TABLAS.C1]" office:value-type="string" office:string-value="Obtener datos de la tbpersonas   tbclientes" calcext:value-type="string">
            <text:p>Obtener datos de la tbpersonas <text:s text:c="2"/>tbclientes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26" table:formula="of:=[TABLAS.A9]&amp;&quot; &quot;&amp;[TABLAS.A4]&amp;&quot; &quot;&amp;[TABLAS.A5]&amp;&quot; &quot;&amp;[TABLAS.A6]&amp;&quot; &quot;&amp;[TABLAS.A3]&amp;&quot; &quot;&amp;[TABLAS.A7]&amp;&quot; &quot;&amp;[TABLAS.A8]&amp;&quot; &quot;&amp;[TABLAS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4"/>
        </table:table-row>
        <table:table-row table:style-name="ro3" table:number-rows-repeated="2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5"/>
        </table:table-row>
      </table:table>
      <table:table table:name="crud tipoempleado" table:style-name="ta4">
        <office:forms form:automatic-focus="false" form:apply-design-mode="false"/>
        <table:table-column table:style-name="co13" table:default-cell-style-name="Default"/>
        <table:table-column table:style-name="co18" table:default-cell-style-name="ce13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number-columns-repeated="2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VEHICULO</text:p>
          </table:table-cell>
          <table:covered-table-cell table:style-name="ce12"/>
          <table:table-cell table:number-columns-repeated="4"/>
        </table:table-row>
        <table:table-row table:style-name="ro3">
          <table:table-cell/>
          <table:covered-table-cell table:number-columns-repeated="2" table:style-name="ce12"/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 calcext:value-type="string">
            <text:p>Metodo</text:p>
          </table:table-cell>
          <table:table-cell table:style-name="ce16" table:formula="of:=[.G17]" office:value-type="string" office:string-value="Delete" calcext:value-type="string">
            <text:p>Dele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17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8" table:formula="of:=[TABLAS.G2]" office:value-type="string" office:string-value="tipoempleado" calcext:value-type="string">
            <text:p>tipoempleado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26" table:formula="of:=[.E19]&amp;&quot;  &quot;&amp;[TABLAS.G1]" office:value-type="string" office:string-value="Elimina  tbtipoempleados" calcext:value-type="string">
            <text:p>Elimina <text:s/>tbtipoempleados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6" table:formula="of:=[TABLAS.G2]" office:value-type="string" office:string-value="tipoempleado" calcext:value-type="string">
            <text:p>tipoempleado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19]&amp;&quot; &quot;&amp;[TABLAS.G2]&amp;&quot; &quot;&amp;[TABLAS.G3]&amp;&quot; &quot;&amp;[TABLAS.G4]&amp;&quot; &quot;&amp;[TABLAS.G5]" office:value-type="string" office:string-value="Elimina tipoempleado tipoempleadosalariobase tipoempleadodescripcion tipoempleadohoraextra" calcext:value-type="string">
            <text:p>Elimina tipoempleado tipoempleadosalariobase tipoempleadodescripcion tipoempleadohoraextra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19" table:formula="of:=[.G18]" office:value-type="string" office:string-value="Update" calcext:value-type="string">
            <text:p>Updat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25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17" table:formula="of:=[.E24]" office:value-type="string" office:string-value="NULL" calcext:value-type="string">
            <text:p>NULL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25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18" table:formula="of:=[.E18]&amp;&quot;  &quot;&amp;[TABLAS.G1]" office:value-type="string" office:string-value="Modifica la  tbtipoempleados" calcext:value-type="string">
            <text:p>Modifica la <text:s/>tbtipoempleado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26" table:formula="of:=[.E20]&amp;&quot;  &quot;&amp;[TABLAS.G2]&amp;&quot; &quot;&amp;[TABLAS.G3]&amp;&quot; &quot;&amp;[TABLAS.G4]&amp;&quot; &quot;&amp;[TABLAS.G5]" office:value-type="string" office:string-value="Actualiza  tipoempleado tipoempleadosalariobase tipoempleadodescripcion tipoempleadohoraextra" calcext:value-type="string">
            <text:p>Actualiza <text:s/>tipoempleado tipoempleadosalariobase tipoempleadodescripcion tipoempleadohoraextra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</table:table-row>
        <table:table-row table:style-name="ro3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</table:table-row>
        <table:table-row table:style-name="ro3">
          <table:table-cell/>
          <table:table-cell table:style-name="ce15" office:value-type="string" calcext:value-type="string">
            <text:p>Metodo</text:p>
          </table:table-cell>
          <table:table-cell table:style-name="ce20" table:formula="of:=[.G19]" office:value-type="string" office:string-value="Create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8" table:formula="of:=[.E24]" office:value-type="string" office:string-value="NULL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18]&amp;&quot;  &quot;&amp;[TABLAS.G1]" office:value-type="string" office:string-value="Modifica la  tbtipoempleados" calcext:value-type="string">
            <text:p>Modifica la <text:s/>tbtipoempleados</text:p>
          </table:table-cell>
          <table:table-cell/>
          <table:table-cell table:style-name="ce17" office:value-type="string" calcext:value-type="string">
            <text:p>nuevo tipo Empleado</text:p>
          </table:table-cell>
          <table:table-cell table:style-name="ce21"/>
          <table:table-cell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18" table:formula="of:=[.E21]&amp;&quot; &quot;&amp;[.E22]" office:value-type="string" office:string-value="Crea un nuevo tipo Empleado" calcext:value-type="string">
            <text:p>Crea un nuevo tipo Empleado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2"/>
          <table:table-cell table:style-name="ce28" office:value-type="string" calcext:value-type="string">
            <text:p>NULL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Metodo</text:p>
          </table:table-cell>
          <table:table-cell table:style-name="ce20" table:formula="of:=[.G20]" office:value-type="string" office:string-value="Buscar" calcext:value-type="string">
            <text:p>Buscar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7" table:formula="of:=[TABLAS.G2]" office:value-type="string" office:string-value="tipoempleado" calcext:value-type="string">
            <text:p>tipoempleado</text:p>
          </table:table-cell>
          <table:table-cell table:number-columns-repeated="2"/>
          <table:table-cell table:style-name="ce22"/>
          <table:table-cell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table:formula="of:=[TABLAS.G2]" office:value-type="string" office:string-value="tipoempleado" calcext:value-type="string">
            <text:p>tipoempleado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23]&amp;&quot;  &quot;&amp;[TABLAS.G1]" office:value-type="string" office:string-value="Obtener datos de la  tbtipoempleados" calcext:value-type="string">
            <text:p>Obtener datos de la <text:s/>tbtipoempleados</text:p>
          </table:table-cell>
          <table:table-cell table:number-columns-repeated="4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26" table:formula="of:=[TABLAS.G2]&amp;&quot; &quot;&amp;[TABLAS.G3]&amp;&quot; &quot;&amp;[TABLAS.G4]&amp;&quot; &quot;&amp;[TABLAS.G5]" office:value-type="string" office:string-value="tipoempleado tipoempleadosalariobase tipoempleadodescripcion tipoempleadohoraextra" calcext:value-type="string">
            <text:p>tipoempleado tipoempleadosalariobase tipoempleadodescripcion tipoempleadohoraextra</text:p>
          </table:table-cell>
          <table:table-cell table:number-columns-repeated="4"/>
        </table:table-row>
        <table:table-row table:style-name="ro3" table:number-rows-repeated="5"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CR"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CR">
      <style:text-properties fo:color="#ff0000"/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CR"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CR">
      <style:text-properties fo:color="#ff0000"/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R">
      <number:day number:style="long"/>
      <number:text>-</number:text>
      <number:month number:textual="true"/>
    </number:date-style>
    <number:date-style style:name="N10115" number:language="es" number:country="CR">
      <number:month number:textual="true"/>
      <number:text>-</number:text>
      <number:year/>
    </number:date-style>
    <number:date-style style:name="N10116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8" number:language="es" number:country="C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9" number:language="es" number:country="C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1" number:language="es" number:country="C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2" number:language="es" number:country="C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R">
      <loext:text> </loext:text>
      <loext:fill-character> </loext:fill-character>
      <number:text>- </number:text>
    </number:number-style>
    <number:text-style style:name="N10126" number:language="es" number:country="C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CR">
      <loext:text> ₡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CR">
      <loext:text> ₡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CR">
      <loext:text> ₡</loext:text>
      <loext:fill-character> </loext:fill-character>
      <number:text>- </number:text>
    </number:number-style>
    <number:text-style style:name="N10130" number:language="es" number:country="C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CR">
      <loext:text> ₡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CR">
      <loext:text> ₡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CR">
      <loext:text> ₡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C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 style:data-style-name="N2" text:time-value="16:31:20.2426767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ud_20_vehiculo" style:display-name="PageStyle_Crud vehicu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Daniel Rodríguez Méndez</meta:initial-creator>
    <meta:creation-date>2017-08-26T04:02:31</meta:creation-date>
    <dc:date>2017-09-04T17:05:41.903311248</dc:date>
    <meta:generator>LibreOffice/5.1.6.2$Linux_X86_64 LibreOffice_project/10m0$Build-2</meta:generator>
    <meta:editing-duration>PT1H8M27S</meta:editing-duration>
    <meta:editing-cycles>15</meta:editing-cycles>
    <meta:document-statistic meta:table-count="5" meta:cell-count="32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